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d84ce" officeooo:paragraph-rsid="000d84ce"/>
    </style:style>
    <style:style style:name="P2" style:family="paragraph" style:parent-style-name="Header">
      <style:text-properties officeooo:rsid="000d84ce" officeooo:paragraph-rsid="000d84ce"/>
    </style:style>
    <style:style style:name="P3" style:family="paragraph" style:parent-style-name="Heading_20_1">
      <style:text-properties officeooo:rsid="000d84ce" officeooo:paragraph-rsid="000d84ce"/>
    </style:style>
    <style:style style:name="P4" style:family="paragraph" style:parent-style-name="Standard">
      <style:text-properties officeooo:rsid="000d84ce" officeooo:paragraph-rsid="000d84ce"/>
    </style:style>
    <style:style style:name="P5" style:family="paragraph" style:parent-style-name="Standard" style:list-style-name="L1">
      <style:text-properties officeooo:rsid="000d84ce" officeooo:paragraph-rsid="000d84ce"/>
    </style:style>
    <style:style style:name="P6" style:family="paragraph" style:parent-style-name="Standard" style:list-style-name="L1"/>
    <style:style style:name="P7" style:family="paragraph" style:parent-style-name="Subtitle">
      <style:paragraph-properties fo:break-before="page"/>
    </style:style>
    <style:style style:name="P8" style:family="paragraph" style:parent-style-name="Text_20_body">
      <style:text-properties officeooo:rsid="000d84ce" officeooo:paragraph-rsid="000d84ce"/>
    </style:style>
    <style:style style:name="P9" style:family="paragraph" style:parent-style-name="Text_20_body">
      <style:paragraph-properties fo:break-before="page"/>
      <style:text-properties officeooo:rsid="000d84ce" officeooo:paragraph-rsid="000d84ce"/>
    </style:style>
    <style:style style:name="P10" style:family="paragraph" style:parent-style-name="Title">
      <style:paragraph-properties fo:margin-top="0.423cm" fo:margin-bottom="0.212cm" style:contextual-spacing="false"/>
      <style:text-properties officeooo:rsid="000d84ce" officeooo:paragraph-rsid="000d84c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>MEMORIA DOCUMENTAL</text:p>
      <text:p text:style-name="P8"/>
      <text:p text:style-name="P8"/>
      <text:p text:style-name="P7">INDICE</text:p>
      <text:p text:style-name="P8">1. Introducción</text:p>
      <text:p text:style-name="P8">2. Paso a paso</text:p>
      <text:p text:style-name="P8">3. Explicación de las entidades HTML y CSS utilizadas</text:p>
      <text:p text:style-name="P8"><text:tab/>3.1 Uso de etiquetas elegidas en HTML</text:p>
      <text:p text:style-name="P8"><text:tab/>3.2 CSS utilizado, cuando, porque y para que?</text:p>
      <text:p text:style-name="P8">4. Cambios significativos</text:p>
      <text:p text:style-name="P8"/>
      <text:p text:style-name="P9"/>
      <text:h text:style-name="P3" text:outline-level="1">1.<text:tab/>Introducción</text:h>
      <text:p text:style-name="P4">En la siguiente practica vamos a realizar una página informativa de unas jornadas de periodismo. Voy a realizarlo con el entorno de desarrollo Visual Studio Code ya que es el utilizado en el modulo.</text:p>
      <text:h text:style-name="Heading_20_1" text:outline-level="1">2.<text:tab/>Paso a paso</text:h>
      <text:list xml:id="list750052658" text:style-name="L1">
        <text:list-item>
          <text:p text:style-name="P6">Creo tres documentos: index.html, programación.html e inscrición.html pero decido retirar los acentos por posibles incompatibilidades o fallos futuros.</text:p>
        </text:list-item>
        <text:list-item>
          <text:p text:style-name="P6">Además, creo una carpeta css y otra img, donde almacenaré un documento estilos.css, y las imágenes necesarias.</text:p>
        </text:list-item>
        <text:list-item>
          <text:p text:style-name="P5">Vamos a utilizar doctype de HTML5 por lo que debemos declararlo con &lt;!DOCTYPE html&gt; en la linea 1, que según la documentación, esta etiqueta no distingue entre mayúsculas y minúsculas por lo que &lt;!Doctype html&gt;, &lt;!DocType html&gt; y &lt;!doctype html&gt; también se considera correcto.</text:p>
        </text:list-item>
        <text:list-item>
          <text:p text:style-name="P5">En la segunda linea vamos a poner la etiqueta &lt;html&gt; que es la que engloba todo el documento a excepción del &lt;!DOCTYPE&gt;. Debe incluir el atributo lang dentro de la etiqueta &lt;html&gt; para declarar el idioma de la página web. Va destinado a ayudar entre otros, a motores de búsqueda y navegadores. Esta web será en español por lo que usara &lt;html lang=”es”&gt;. 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84ce" officeooo:paragraph-rsid="000d84ce"/>
    </style:style>
    <style:style style:name="MP2" style:family="paragraph" style:parent-style-name="Footer">
      <style:text-properties officeooo:rsid="000d84ce" officeooo:paragraph-rsid="000d84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enguaje de Marcas y Sistemas de gestión de la información<text:tab/>1ºDAM</text:p>
      </style:header>
      <style:footer>
        <text:p text:style-name="MP2">Jose Manuel Moreno Bolivar<text:tab/><text:tab/>2022-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9:37:26.734000000</meta:creation-date>
    <dc:date>2022-11-30T21:56:22.576000000</dc:date>
    <meta:editing-duration>PT2H18M56S</meta:editing-duration>
    <meta:editing-cycles>1</meta:editing-cycles>
    <meta:document-statistic meta:table-count="0" meta:image-count="0" meta:object-count="0" meta:page-count="3" meta:paragraph-count="18" meta:word-count="239" meta:character-count="1439" meta:non-whitespace-character-count="1218"/>
    <meta:generator>LibreOffice/7.4.2.3$Windows_X86_64 LibreOffice_project/382eef1f22670f7f4118c8c2dd222ec7ad009daf</meta:generator>
  </office:meta>
</office:document-meta>
</file>